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108747" style:font-size-asian="12pt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2pt" fo:font-style="normal" fo:font-weight="normal" officeooo:rsid="0018e3ce" officeooo:paragraph-rsid="00108747" style:font-size-asian="12pt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2pt" fo:font-style="normal" fo:font-weight="normal" officeooo:paragraph-rsid="00108747" style:font-size-asian="12pt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108747"/>
    </style:style>
    <style:style style:name="T1" style:family="text">
      <style:text-properties fo:font-variant="normal" fo:text-transform="none" fo:font-size="12pt" fo:font-style="normal" fo:font-weight="normal" style:font-size-asian="12pt" style:font-size-complex="12pt"/>
    </style:style>
    <style:style style:name="T2" style:family="text">
      <style:text-properties fo:font-variant="normal" fo:text-transform="none" fo:font-size="12pt" fo:font-style="normal" style:text-underline-style="solid" style:text-underline-width="auto" style:text-underline-color="font-color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OGO LIMA DE FARIAS</text:p>
      <text:p text:style-name="P3"/>
      <text:p text:style-name="P3">Vistos etc.</text:p>
      <text:p text:style-name="P3">Cumprindo pena privativa de liberdade em regime semiaberto, com autorização para saídas externas, o apenado não se recolheu  por sete noites no mês de julho deste ano (ev. 50), quando já fora punido por faltas anteriores.</text:p>
      <text:p text:style-name="P3">Pelo que observo dos autos, embora determinado por este juízo que o sistema penitenciário comprovasse o cumprimento das sanções impostas nas decisões de eventos 35.1 e 40.1, o estabelecimento prisional apenas lavrou o "ciente" da determinação, sem qualquer comunicação a esta VEP acerca do recolhimento do apenado, acumulando portanto duas faltas aplicadas sem qualquer retorno a este juízo.</text:p>
      <text:p text:style-name="P3">Relatados.</text:p>
      <text:p text:style-name="P3">Conforme informado pela administração penitenciária, desatendeu o apenado ao previsto no inc. I, parte final, do art. 39 da lei nº 7.210/84 (“cumprimento fiel da sentença”), praticando falta disciplinar média, prevista no Regulamento Disciplinar do Sistema Penitenciário do Rio Grande do Norte, art. 74, inc. IV, merecendo punição.</text:p>
      <text:p text:style-name="P3">Ocorre que a referida falta não importa em regressão de regime, pelo que deverá o apenado continuar a cumprir a pena no regime semiaberto, com as consequências cabíveis no tocante ao registro de seu comportamento, o que, dada a reincidência e o ao extremo abuso demonstrado, também importará na suspensão da autorização para saída externa pelo triplo do número de faltas. </text:p>
      <text:p text:style-name="P3">Quanto à ausência de informação do estabelecimento prisional acerca do cumprimento das decisões de eventos 35.1 e 40.1, a mera ciência da determinação judicial, registrada pela autoridade competente, não comprova a efetivação de seu conteúdo, tornando-se necessária a reiteração de comunicação ao estabelecimento competente para que cumpra a determinação deste juízo, sob as penas da legislação vigente. </text:p>
      <text:p text:style-name="P4"><text:span text:style-name="Emphasis"><text:span text:style-name="T1">Isto posto</text:span></text:span><text:span text:style-name="T1">, reconheço a prática de falta média e suspendo as autorizações de saídas externas desvigiadas do apenado por </text:span><text:span text:style-name="T2">vinte e um dias</text:span><text:span text:style-name="T1">, mandando recolhê-lo ao presídio, constando também no quadro de eventos sete dias como pena não cumprida. Determino, ainda, que oficie-se ao estabelecimento prisional para que comprove, no prazo de cinco dias, o cumprimento das decisões de eventos 35.1 e 40.1, sob as penas da lei. </text:span></text:p>
      <text:p text:style-name="P3">Encaminhe-se cópia do presente ao CPJC, servindo como comunicação para as providências devidas. </text:p>
      <text:p text:style-name="P3">Decorrido o prazo de cinco dias, voltem-me conclusos. </text:p>
      <text:p text:style-name="P3">P.R.I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08:21:34.698000000</meta:creation-date>
    <dc:date>2019-09-25T08:21:49.852000000</dc:date>
    <meta:editing-duration>PT15S</meta:editing-duration>
    <meta:editing-cycles>1</meta:editing-cycles>
    <meta:document-statistic meta:table-count="0" meta:image-count="0" meta:object-count="0" meta:page-count="1" meta:paragraph-count="12" meta:word-count="357" meta:character-count="2334" meta:non-whitespace-character-count="1983"/>
    <meta:generator>LibreOffice/6.0.3.2$Windows_X86_64 LibreOffice_project/8f48d515416608e3a835360314dac7e47fd0b821</meta:generator>
  </office:meta>
</office:document-meta>
</file>